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Leandro Resente Mattioli</text:p>
      <text:p text:style-name="P8">PHASE: Analyse Besoins</text:p>
      <text:p text:style-name="P9">SOUS-PHASE: Cible Fonctionnelle et Thèmes de Progrès</text:p>
      <text:p text:style-name="P9">SEMAINE: 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Nouveau MOT pour la Facturation et Plannification</text:p>
          </table:table-cell>
          <table:table-cell table:style-name="Table1.A2" office:value-type="string">
            <text:p text:style-name="P4">3 h</text:p>
          </table:table-cell>
          <table:table-cell table:style-name="Table1.D2" office:value-type="string">
            <text:p text:style-name="P4">3 h</text:p>
          </table:table-cell>
        </table:table-row>
        <table:table-row>
          <table:table-cell table:style-name="Table1.A3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9</meta:editing-cycles>
    <meta:editing-duration>PT00H24M44S</meta:editing-duration>
    <meta:generator>OpenOffice.org/3.2$Win32 OpenOffice.org_project/320m18$Build-9502</meta:generator>
    <meta:initial-creator>Leandro Mattioli</meta:initial-creator>
    <dc:date>2011-02-01T14:16:24.60</dc:date>
    <dc:creator>M </dc:creator>
    <meta:document-statistic meta:table-count="1" meta:image-count="0" meta:object-count="0" meta:page-count="1" meta:paragraph-count="15" meta:word-count="44" meta:character-count="285"/>
  </office:meta>
</office:document-meta>
</file>